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.5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text-position="sub 58%" fo:font-family="Arial" style:font-style-name="Normal" style:font-family-generic="swiss" style:font-pitch="variable" fo:font-size="10.5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" style:family="text">
      <style:text-properties fo:font-size="10.5pt"/>
    </style:style>
    <style:style style:name="T4" style:family="text">
      <style:text-properties style:text-position="sub 58%" fo:font-size="10.5pt"/>
    </style:style>
    <style:style style:name="T5" style:family="text">
      <style:text-properties style:text-position="sub 58%" fo:font-size="10.5pt" style:font-size-asian="18pt" style:font-size-complex="18pt"/>
    </style:style>
    <style:style style:name="T6" style:family="text">
      <style:text-properties style:text-position="0% 100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094cm" svg:y="0.721cm">
          <text:p/>
        </draw:rect>
        <draw:g>
          <draw:circle draw:style-name="gr2" draw:text-style-name="P2" draw:layer="layout" svg:width="-0.301cm" svg:height="-0.302cm" svg:x="3.808cm" svg:y="1.175cm" draw:kind="arc" draw:start-angle="178.71" draw:end-angle="0.34">
            <text:p/>
          </draw:circle>
          <draw:circle draw:style-name="gr2" draw:text-style-name="P2" draw:layer="layout" svg:width="-0.302cm" svg:height="-0.302cm" svg:x="4.107cm" svg:y="1.172cm" draw:kind="arc" draw:start-angle="178.71" draw:end-angle="0.34">
            <text:p/>
          </draw:circle>
          <draw:circle draw:style-name="gr2" draw:text-style-name="P2" draw:layer="layout" svg:width="-0.301cm" svg:height="-0.302cm" svg:x="4.407cm" svg:y="1.175cm" draw:kind="arc" draw:start-angle="178.71" draw:end-angle="0.34">
            <text:p/>
          </draw:circle>
          <draw:circle draw:style-name="gr2" draw:text-style-name="P2" draw:layer="layout" svg:width="-0.302cm" svg:height="-0.302cm" svg:x="3.509cm" svg:y="1.172cm" draw:kind="arc" draw:start-angle="178.71" draw:end-angle="0.34">
            <text:p/>
          </draw:circle>
          <draw:circle draw:style-name="gr2" draw:text-style-name="P2" draw:layer="layout" svg:width="-0.302cm" svg:height="-0.302cm" svg:x="3.21cm" svg:y="1.172cm" draw:kind="arc" draw:start-angle="178.71" draw:end-angle="0.34">
            <text:p/>
          </draw:circle>
          <draw:line draw:style-name="gr3" draw:text-style-name="P2" draw:layer="layout" svg:x1="4.409cm" svg:y1="1.043cm" svg:x2="2.913cm" svg:y2="1.043cm">
            <text:p/>
          </draw:line>
        </draw:g>
        <draw:rect draw:style-name="gr1" draw:text-style-name="P1" draw:layer="layout" svg:width="0.585cm" svg:height="1.475cm" svg:x="4.164cm" svg:y="2.238cm">
          <text:p/>
        </draw:rect>
        <draw:g>
          <draw:circle draw:style-name="gr2" draw:text-style-name="P2" draw:layer="layout" svg:width="0.301cm" svg:height="0.302cm" draw:transform="rotate (-1.57079632679579) translate (5.562cm 2.831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559cm 2.532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5.562cm 2.232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559cm 3.13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559cm 3.429cm)" draw:kind="arc" draw:start-angle="178.71" draw:end-angle="0.34">
            <text:p/>
          </draw:circle>
          <draw:line draw:style-name="gr3" draw:text-style-name="P2" draw:layer="layout" svg:x1="5.43cm" svg:y1="2.23cm" svg:x2="5.43cm" svg:y2="3.726cm">
            <text:p/>
          </draw:line>
        </draw:g>
        <draw:frame draw:style-name="gr4" draw:text-style-name="P3" draw:layer="layout" svg:width="0.968cm" svg:height="0.784cm" svg:x="4.669cm" svg:y="4.074cm">
          <draw:text-box>
            <text:p><text:span text:style-name="T1">jX</text:span><text:span text:style-name="T2">φ</text:span></text:p>
          </draw:text-box>
        </draw:frame>
        <draw:line draw:style-name="gr5" draw:text-style-name="P4" draw:layer="layout" svg:x1="6.131cm" svg:y1="1.036cm" svg:x2="4.429cm" svg:y2="1.026cm">
          <text:p/>
        </draw:line>
        <draw:line draw:style-name="gr5" draw:text-style-name="P4" draw:layer="layout" svg:x1="2.922cm" svg:y1="1.007cm" svg:x2="2.607cm" svg:y2="0.986cm">
          <text:p/>
        </draw:line>
        <draw:line draw:style-name="gr5" draw:text-style-name="P4" draw:layer="layout" svg:x1="0.508cm" svg:y1="0.955cm" svg:x2="1.094cm" svg:y2="0.956cm">
          <text:p/>
        </draw:line>
        <draw:line draw:style-name="gr5" draw:text-style-name="P4" draw:layer="layout" svg:x1="5.811cm" svg:y1="4.104cm" svg:x2="0.538cm" svg:y2="4.104cm">
          <text:p/>
        </draw:line>
        <draw:line draw:style-name="gr5" draw:text-style-name="P4" draw:layer="layout" svg:x1="4.428cm" svg:y1="3.703cm" svg:x2="4.428cm" svg:y2="4.069cm">
          <text:p/>
        </draw:line>
        <draw:line draw:style-name="gr5" draw:text-style-name="P4" draw:layer="layout" svg:x1="5.373cm" svg:y1="3.733cm" svg:x2="5.373cm" svg:y2="4.048cm">
          <text:p/>
        </draw:line>
        <draw:line draw:style-name="gr5" draw:text-style-name="P4" draw:layer="layout" svg:x1="5.404cm" svg:y1="2.24cm" svg:x2="5.404cm" svg:y2="2.026cm">
          <text:p/>
        </draw:line>
        <draw:line draw:style-name="gr5" draw:text-style-name="P4" draw:layer="layout" svg:x1="4.428cm" svg:y1="2.209cm" svg:x2="4.428cm" svg:y2="2.006cm">
          <text:p/>
        </draw:line>
        <draw:line draw:style-name="gr5" draw:text-style-name="P4" draw:layer="layout" svg:x1="5.404cm" svg:y1="2.026cm" svg:x2="4.428cm" svg:y2="2.026cm">
          <text:p/>
        </draw:line>
        <draw:line draw:style-name="gr5" draw:text-style-name="P4" draw:layer="layout" svg:x1="4.876cm" svg:y1="2.026cm" svg:x2="4.876cm" svg:y2="1.031cm">
          <text:p/>
        </draw:line>
        <draw:frame draw:style-name="gr4" draw:text-style-name="P5" draw:layer="layout" svg:width="2.624cm" svg:height="0.784cm" svg:x="2.428cm" svg:y="0.193cm">
          <draw:text-box>
            <text:p><text:span text:style-name="T3">jX</text:span><text:span text:style-name="T4">eq</text:span><text:span text:style-name="T3">=j(X</text:span><text:span text:style-name="T5">1</text:span><text:span text:style-name="T6">+X</text:span><text:span text:style-name="T5">2</text:span><text:span text:style-name="T6">')</text:span></text:p>
          </draw:text-box>
        </draw:frame>
        <draw:frame draw:style-name="gr4" draw:text-style-name="P5" draw:layer="layout" svg:width="2.282cm" svg:height="0.784cm" svg:x="0.233cm" svg:y="1.158cm">
          <draw:text-box>
            <text:p><text:span text:style-name="T3">R</text:span><text:span text:style-name="T4">eq</text:span><text:span text:style-name="T3">=R</text:span><text:span text:style-name="T5">1</text:span><text:span text:style-name="T6">+R</text:span><text:span text:style-name="T5">2</text:span><text:span text:style-name="T6">'</text:span></text:p>
          </draw:text-box>
        </draw:frame>
        <draw:frame draw:style-name="gr4" draw:text-style-name="P5" draw:layer="layout" svg:width="0.858cm" svg:height="0.784cm" svg:x="3.675cm" svg:y="4.104cm">
          <draw:text-box>
            <text:p><text:span text:style-name="T3">X</text:span><text:span text:style-name="T5">c</text:span></text:p>
          </draw:text-box>
        </draw:frame>
        <draw:line draw:style-name="gr6" draw:text-style-name="P4" draw:layer="layout" svg:x1="2.815cm" svg:y1="1.32cm" svg:x2="4.257cm" svg:y2="1.35cm">
          <text:p/>
        </draw:line>
        <draw:frame draw:style-name="gr7" draw:layer="layout" svg:width="0.587cm" svg:height="0.602cm" svg:x="3.129cm" svg:y="1.4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595cm" svg:height="0.693cm" svg:x="5.516cm" svg:y="0.3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8cm" svg:height="0.602cm" svg:x="0.579cm" svg:y="2.55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875cm" svg:height="0.962cm" svg:x="0.436cm" svg:y="1.72cm">
          <draw:text-box>
            <text:p>+</text:p>
          </draw:text-box>
        </draw:frame>
        <draw:frame draw:style-name="gr8" draw:layer="layout" svg:width="0.304cm" svg:height="0.962cm" svg:x="0.762cm" svg:y="2.936cm">
          <draw:text-box>
            <text:p>-</text:p>
          </draw:text-box>
        </draw:frame>
        <draw:line draw:style-name="gr6" draw:text-style-name="P4" draw:layer="layout" svg:x1="5.106cm" svg:y1="0.681cm" svg:x2="5.847cm" svg:y2="0.671cm">
          <text:p/>
        </draw:line>
        <draw:frame draw:style-name="gr7" draw:layer="layout" svg:width="0.688cm" svg:height="0.693cm" svg:x="5.596cm" svg:y="1.94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0.875cm" svg:height="0.962cm" svg:x="5.531cm" svg:y="1.097cm">
          <draw:text-box>
            <text:p>+</text:p>
          </draw:text-box>
        </draw:frame>
        <draw:frame draw:style-name="gr4" draw:layer="layout" svg:width="0.714cm" svg:height="0.962cm" svg:x="5.59cm" svg:y="2.571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3-17T16:08:19</meta:creation-date>
    <dc:date>2011-03-18T18:17:20</dc:date>
    <dc:creator>khalid khan</dc:creator>
    <meta:editing-duration>PT01H09M19S</meta:editing-duration>
    <meta:editing-cycles>8</meta:editing-cycles>
    <meta:generator>OpenOffice.org/3.1$Linux OpenOffice.org_project/310m19$Build-9420</meta:generator>
    <meta:document-statistic meta:object-count="4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1</math:mn>
          </math:msub>
          <math:mo math:stretchy="false">ˆ</math:mo>
        </math:mover>
      </math:mrow>
    </math:mstyle>
    <math:annotation math:encoding="StarMath 5.0">bold hat I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V</math:mi>
            <math:mn>2</math:mn>
            <math:mi>'</math:mi>
          </math:msubsup>
          <math:mo math:stretchy="false">ˆ</math:mo>
        </math:mover>
      </math:mrow>
    </math:mstyle>
    <math:annotation math:encoding="StarMath 5.0">bold hat V_2^'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I</math:mi>
            <math:mn>2</math:mn>
            <math:mi>'</math:mi>
          </math:msubsup>
          <math:mo math:stretchy="false">ˆ</math:mo>
        </math:mover>
      </math:mrow>
    </math:mstyle>
    <math:annotation math:encoding="StarMath 5.0">bold hat I_2^'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